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Helvetica" svg:font-family="Helvetica, Arial, freesans, sans-serif"/>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style:font-name="Times New Roman1" fo:font-size="10pt" fo:language="en" fo:country="US" fo:font-weight="bold" style:font-size-asian="10pt" style:font-weight-asian="bold" style:font-size-complex="10pt" style:font-weight-complex="bold"/>
    </style:style>
    <style:style style:name="P3" style:family="paragraph" style:parent-style-name="Standard">
      <style:text-properties style:font-name="Times New Roman1" fo:font-size="10pt" fo:language="en" fo:country="US" fo:font-weight="normal" style:font-size-asian="10pt" style:font-weight-asian="normal" style:font-size-complex="10pt" style:font-weight-complex="normal"/>
    </style:style>
    <style:style style:name="P4" style:family="paragraph" style:parent-style-name="Text_20_body">
      <style:text-properties fo:font-size="10pt" style:font-size-asian="10pt" style:font-size-complex="10pt"/>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paragraph-properties fo:margin-top="0in" fo:margin-bottom="0in"/>
      <style:text-properties fo:font-size="10pt" style:font-size-asian="10pt" style:font-size-complex="10pt"/>
    </style:style>
    <style:style style:name="T1" style:family="text">
      <style:text-properties style:font-name="Times New Roman1"/>
    </style:style>
    <style:style style:name="T2" style:family="text">
      <style:text-properties style:font-name="Times New Roman1" fo:language="ru" fo:country="RU" fo:font-weight="bold" style:font-weight-asian="bold" style:font-weight-complex="bold"/>
    </style:style>
    <style:style style:name="T3" style:family="text">
      <style:text-properties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Автоматизация протоколов поверки и сертификатов</text:span><text:span text:style-name="T1"> </text:span></text:p>
      <text:p text:style-name="P15"><text:span text:style-name="T3">2.36</text:span> - АТ1125 - 1.0 -- 09/01/20<text:line-break/>Создан новый класс для автоматизации протоколов для АТ-1125, АТ-1125А.<text:line-break/>Вывод протокола поверки, либо сертификат русский, либо сертификат английский расчет относительной погрешности, расчет доверительной границы (в зависимости от контрольной точки), генерация случайных значений показаний результатов трех измерения по заданному их среднему, номер каждого БД, номирация страниц.<text:line-break/>Варианты протоколов: только БД, в комплекте с БДПС, в комплекте с сосудом Маринелли или блоком защиты, в комплекте с БДПС И с Маринелли (блок защиты)<text:line-break/>Для варианта с Маринелли (или БЗ) авторасчет значений МД источников Cs в зависимости от выбранной даты<text:line-break/>Для варианта с БДПС для каждого типа излучения своя таблица и свой расчет дов границы и относит погрешности </text:p>
      <text:p text:style-name="P15"><text:span text:style-name="T3">2.37</text:span> - АТ1121 - 2.14 -- 09/01/20<text:line-break/>В 1117 исправлен тип БД для БДКР-01, был амбиентная экв МД, а нужно было направленный эквивалент. Вывод источников и расстояний до них теперь выводится как для направленного эквивалента<text:line-break/>АТ1121 Создан новый класс для автоматизации протоколов для АТ-1103М.<text:line-break/>Вывод протокола поверки, либо сертификат русский, либо сертификат английский для каждого из типа блока -- расчет относительной погрешности, расчет доверительной границы (в зависимости от контрольной точки), генерация случайных значений показаний результатов трех ,измерения по заданному их среднему, номер каждого БД, номирация страниц.<text:line-break/>Возможность формировать таблицы с данными для нескольких БД (от 1 до 10)<text:line-break/>Автосохранение значений при переходе между БД </text:p>
      <text:p text:style-name="P15"><text:span text:style-name="T3">2.37</text:span> - БДКГ-02 - 2.14 - 09/01/20<text:line-break/>Авторасчет фона для всех блоков теперь выбирает -- амбиент или направленный эквивалент<text:line-break/>БДКГ-02 сокращение кода: 490 строк -&gt; 370 строк<text:line-break/>6130 исправлено: для нескольких выбранных БД можно было выставить разную дату поверки, а значит разную активность для бета источников. Теперь активность для беты пересчитывается при выводе протокола ДЛЯ ВСЕХ БД, по последней выбранной дате </text:p>
      <text:p text:style-name="P15"><text:span text:style-name="T3">2.38</text:span> - 1117 - 3.00 - 14/01/20<text:line-break/>Переписан класс для 1117. Новый механизм работы -- раньше отмеченные блоки после выбора типа документа (ТД) (протокол или сертификат) собирались в отдельную коллекцию, теперь же никакой коллекции нет, блоки чекаются не зависимо от выбора документа и не собираются в отдельную категорию. Что же из-за этого поменялось:<text:line-break/>-раньше после выбора ТД невозможно было добавить еще блоки<text:line-break/>-нельзя было после вывода протокола изменить данные для формирования следующего протокола, нужно было переоткрыть форму<text:line-break/>-исправлено: теперь дату (а значит и текующую активность) можно поменять в любое время, она автоматически применится ко всем бета БД<text:line-break/>-исправлено: БДКР-01 тип БД был амбиентный эквивалент, стал направленный эквивалент<text:line-break/>-добавлен новый тип БД -- направленный эквивалент,<text:line-break/>-добавлен новая категория для методов расчета и вывода пределов измерений -- направленный эквивалент </text:p>
      <text:p text:style-name="P15"><text:span text:style-name="T3">2.39</text:span> - 1125 - 1.01 - 15/01/20<text:line-break/>Для удельной активности добавлены 4 контрольных источника </text:p>
      <text:p text:style-name="P15"><text:span text:style-name="T3">2.40</text:span> - 15/01/20<text:line-break/>Для всех протоколов и сертификатов данные по поверочным установкам удалены теперь и формируются динамически из кода -- теперь при изменении параметров и данных для установок достаточно поменять их в одном месте в коде, а не переделывать все протоколы<text:line-break/>Переписано описание поверочных установок согласно последнему свидетельству: для 110, 130, 140 (более детальное) </text:p>
      <text:p text:style-name="P15"><text:span text:style-name="T3">2.50</text:span> - 15/01/20<text:line-break/>Переделана шапка для ВСЕХ руских сертификатов<text:line-break/>В связи с изменением шапки для протоколов и изменением описания поверочных установок переделаны все протоколы и сертификаты, чтобы при выборе одного БД весь протокол помещался на одну страницу </text:p>
      <text:p text:style-name="P15"><text:span text:style-name="T3">2.51</text:span> - 17/01/20<text:line-break/>1117 - весь шрифт -- Arial, в таблице - выровнен и 9, мелкие доработки<text:line-break/>Добавлена к.точка 0,35 зВ </text:p>
      <text:p text:style-name="P15"><text:span text:style-name="T3">2.51</text:span> - 1117M - 3.01 - 20/01/20<text:line-break/>Выбранные БД (чекбоксы) выделяются красным </text:p>
      <text:p text:style-name="P15"><text:span text:style-name="T3">2.52</text:span> - БДКН - 2.00 - 20/01/20 Создан новый класс для нейтронных БД<text:line-break/>Создан новый класс для автоматизации протоколов для БДКН-02 и БДКН-04.<text:line-break/>Вывод протокола поверки, либо сертификат русский, либо сертификат английский, генерация случайных значений показаний результатов трех измерения по заданному их среднему, номер каждого БД, номирация страниц.<text:line-break/><text:soft-page-break/>Возможность формировать таблицы с данными для нескольких БД (от 1 до 10) </text:p>
      <text:p text:style-name="P15"><text:span text:style-name="T3">2.53</text:span> - БДКН - 2.01 - 21/01/20<text:line-break/>В класс для БДКН-ов добавлен БДКН-05.<text:line-break/>Вывод протокола поверки, либо сертификат русский, генерация случайных значений показаний результатов трех измерения по заданному их среднему, номер каждого БД, номирация страниц.<text:line-break/>Возможность формировать таблицы с данными для нескольких БД (от 1 до 10) </text:p>
      <text:p text:style-name="P4"><text:span text:style-name="T3">2.54</text:span> - 28/01/20<text:line-break/>Во всех английских сертификатах исправлена шапка (в старой было низкое разрешение, заметно зернила) </text:p>
      <text:p text:style-name="P2">ATAS Scanner mobile</text:p>
      <text:p text:style-name="P3">MainFragment -- case LOW_ENERGY_WARNING: закоментирована строка: //lowEnergyDialog.setTargetFragment(this, REQUEST_CODE_EXIT);</text:p>
      <text:p text:style-name="P3">Теперь при полном разряде БТДУ и при выводе сообщения, приложение не будет закрываться</text:p>
      <text:p text:style-name="P2">28.01.20</text:p>
      <text:p text:style-name="P3">1. В меню настроек добавлен пункт режима автозапуска идентификации -- выкл / запуск при превышении порога</text:p>
      <text:p text:style-name="P3">2. Язык по-умолчанию -- английский (был русский)</text:p>
      <text:p text:style-name="P2">30.01.20</text:p>
      <text:p text:style-name="P3">1. Увеличена высота окна сканирования, для нейтронной и гамма шариков тревоги фон сделан темным, добавлены надписи "neutron", "gamma"</text:p>
      <text:p text:style-name="P3">2. Уменьшен шрифт для результатов идентификации (был слишком большим)</text:p>
      <text:p text:style-name="P3">3. Вывод на зкран типа фона -- постоянный или адаптивный</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Helvetica" svg:font-family="Helvetica, Arial, freesans, sans-serif"/>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31T10:41:37.64</meta:creation-date>
    <meta:document-statistic meta:table-count="0" meta:image-count="0" meta:object-count="0" meta:page-count="2" meta:paragraph-count="23" meta:word-count="767" meta:character-count="5300"/>
    <dc:date>2020-01-31T10:48:56.35</dc:date>
    <meta:editing-duration>PT7M18S</meta:editing-duration>
    <meta:editing-cycles>1</meta:editing-cycles>
    <meta:generator>OpenOffice/4.1.6$Win32 OpenOffice.org_project/416m1$Build-9790</meta:generator>
  </office:meta>
</office:document-meta>
</file>